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6"/>
    <style:style style:name="P2" style:family="paragraph" style:parent-style-name="Standard" style:list-style-name="L7"/>
    <style:style style:name="P3" style:family="paragraph" style:parent-style-name="Standard" style:list-style-name="L8"/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ff" style:font-name="Courier New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style:use-window-font-color="true" style:font-name="Courier New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style:use-window-font-color="tru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800000" style:font-name="Courier New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800000" style:font-name="Courier New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8000" style:font-name="Courier New" fo:font-size="11pt" fo:letter-spacing="normal" fo:font-style="normal" fo:font-weight="normal" style:font-size-asian="11pt" style:font-size-complex="11pt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fo:color="#008000"/>
    </style:style>
    <style:style style:name="T12" style:family="text">
      <style:text-properties fo:color="#008000" style:font-name="Courier New"/>
    </style:style>
    <style:style style:name="T13" style:family="text">
      <style:text-properties fo:color="#008000" style:font-name="Courier New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202666" text:style-name="L6">
        <text:list-item>
          <text:p text:style-name="P1">Follow the instructions on <text:a xlink:type="simple" xlink:href="http://www.mingw.org/wiki/Getting_Started">http://www.mingw.org/wiki/Getting_Started</text:a> <text:s/>to get the Graphical User Interface Installer. Install the C and C++ packages and MSYS. The installation should go to <text:span text:style-name="T13">C:\Devel\mingw</text:span>.</text:p>
        </text:list-item>
        <text:list-item>
          <text:p text:style-name="P1">Get a Qt source-only package from <text:a xlink:type="simple" xlink:href="http://download.qt.nokia.com/qt/source/">http://download.qt.nokia.com/qt/source/</text:a>, for example <text:span text:style-name="T1">qt-everywhere-opensource-src-4.7.4.zip. Unpack the whole archive such that the Qt folder structure resides in </text:span><text:span text:style-name="T9">C:\Devel\qt4</text:span></text:p>
        </text:list-item>
        <text:list-item>
          <text:p text:style-name="P1">Go to <text:a xlink:type="simple" xlink:href="http://developer.nvidia.com/">http://developer.nvidia.com</text:a> and download the Cg Toolkit. You'll have to register on the Nvidia website. Install the Cg Toolkit to <text:span text:style-name="T9">C:\Devel\Cg</text:span> with all settings left at default. Do not do the DirectX download it will ask for.</text:p>
        </text:list-item>
        <text:list-item>
          <text:p text:style-name="P1">Go to <text:a xlink:type="simple" xlink:href="http://sourceforge.net/projects/qwt/files/qwt/">http://sourceforge.net/projects/qwt/files/qwt/</text:a> and download the latest version from the 5 series. Unpack the file such that the folder structure resided in <text:span text:style-name="T9">C:\Devel\qwt5</text:span>.</text:p>
        </text:list-item>
        <text:list-item>
          <text:p text:style-name="P1">Get a CVS client, for example TortoiseCVS from <text:a xlink:type="simple" xlink:href="http://sourceforge.net/projects/qwt/files/qwt/">http://sourceforge.net/projects/qwt/files/qwt/</text:a>.</text:p>
        </text:list-item>
        <text:list-item>
          <text:p text:style-name="P1">Get and install Innosetup to <text:span text:style-name="T9">C:\Devel\InnoSetup</text:span></text:p>
        </text:list-item>
        <text:list-item>
          <text:p text:style-name="P1">You may need to install Perl on your system. First try without.</text:p>
        </text:list-item>
      </text:list>
      <text:p text:style-name="Standard"/>
      <text:p text:style-name="Standard">That's it for the downloads. Now to prepare your system.</text:p>
      <text:p text:style-name="Standard"/>
      <text:list xml:id="list41229872" text:style-name="L7">
        <text:list-item>
          <text:p text:style-name="P2">Add <text:span text:style-name="T9">C:\Devel\mingw\bin</text:span> to the PATH variable.</text:p>
        </text:list-item>
      </text:list>
      <text:list xml:id="list41222705" text:style-name="L8">
        <text:list-item>
          <text:p text:style-name="P3">Add a <text:span text:style-name="T8">QMAKESPEC</text:span> variable setting its value to <text:span text:style-name="T8">win32-g++</text:span></text:p>
        </text:list-item>
        <text:list-item>
          <text:p text:style-name="P3">Make sure that the <text:span text:style-name="T8">PATH</text:span> (both user and system) do not contain an executable that is names “sh.exe” or “bash.exe”. This will cause qmake to assume it is on a Linux system preventing it from functioning properly on Windows.</text:p>
        </text:list-item>
      </text:list>
      <text:p text:style-name="Standard"/>
      <text:p text:style-name="Standard">A restart should not be required. Not to compile all the stuff, which will take hours.</text:p>
      <text:p text:style-name="Standard"/>
      <text:list xml:id="list41213841" text:continue-numbering="true" text:style-name="L8">
        <text:list-item>
          <text:p text:style-name="P3">Open the Window command prompt and go to <text:span text:style-name="T9">C:\Devel\qt4</text:span> and do<text:line-break/><text:span text:style-name="T3">configure.exe -static -release -fast -no-qt3support -no-dbus -no-phonon -no-webkit -no-scripttools -opensource -platform win32-g++ <text:s/>-nomake examples -nomake demos -nomake docs -prefix C:\Devel\qt4</text:span></text:p>
        </text:list-item>
        <text:list-item>
          <text:p text:style-name="P3">If you get an error message about some _clear87 and _control87, delete the line with<text:line-break/><text:span text:style-name="T8">#include_next&lt;float.h&gt;</text:span><text:span text:style-name="T1"><text:line-break/>from </text:span><text:span text:style-name="T9">C:\Devel\MinGW\include\float.h</text:span><text:span text:style-name="T1"> and append<text:line-break/></text:span><text:span text:style-name="T8">#ifdef __MINGW32__<text:line-break/>#include_next&lt;float.h&gt;<text:line-break/>#endif</text:span><text:span text:style-name="T1"><text:line-break/>to </text:span><text:span text:style-name="T9">C:\Devel\MinGW\lib\gcc\mingw32\4.6.2\include\float.h</text:span></text:p>
        </text:list-item>
        <text:list-item>
          <text:p text:style-name="P3">If the previous step complains about a missing Perl, install strawberry perl and add its executable (perl.exe) to the PATH</text:p>
        </text:list-item>
        <text:list-item>
          <text:p text:style-name="P3">Then simply run <text:span text:style-name="T3">mingw32-make</text:span></text:p>
        </text:list-item>
        <text:list-item>
          <text:p text:style-name="P3">When this is finished, copy <text:span text:style-name="T9">C:\Devel\qt4\qmake\qmake.exe</text:span> to <text:span text:style-name="T9">C:\Devel\mingw\bin</text:span></text:p>
        </text:list-item>
        <text:list-item>
          <text:p text:style-name="P3">Go to <text:span text:style-name="T9">C:\Devel\qwt5</text:span> and run <text:span text:style-name="T3">qmake -after "CONFIG+=static" "CONFIG-=dll" "DEFINES-=QT_DLL" "DEFINES+=STATICQT"</text:span></text:p>
        </text:list-item>
        <text:list-item>
          <text:p text:style-name="P3"><text:span text:style-name="T6">Then simply run </text:span><text:span text:style-name="T3">mingw32-make</text:span></text:p>
        </text:list-item>
        <text:list-item>
          <text:p text:style-name="P3">Use TortoiseCVS to check out <text:span text:style-name="T14">sculptor</text:span> and <text:span text:style-name="T14">svt</text:span> to <text:span text:style-name="T9">C:\Devel\release</text:span></text:p>
        </text:list-item>
        <text:list-item>
          <text:p text:style-name="P3">Use TortoiseCVS to check out <text:span text:style-name="T14">sculptor-build</text:span> to <text:span text:style-name="T9">C:\Devel</text:span></text:p>
        </text:list-item>
        <text:list-item>
          <text:p text:style-name="P3">Go to <text:span text:style-name="T9">C:\Devel\sculptor-build</text:span> and run <text:span text:style-name="T3">sculptor-setup.bat</text:span></text:p>
        </text:list-item>
        <text:list-item>
          <text:p text:style-name="P3">You should find the sculptor.exe setup file for distribution in <text:span text:style-name="T9">C:\Devel\release\sculptor\setu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3:20:45.59</meta:creation-date>
    <dc:date>2012-04-21T21:09:27.40</dc:date>
    <meta:editing-duration>PT2H27M56S</meta:editing-duration>
    <meta:editing-cycles>13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23" meta:word-count="377" meta:character-count="191" meta:non-whitespace-character-count="2350"/>
  </office:meta>
</office:document-meta>
</file>